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やら、無事に森を抜けることができた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we've made it safely through
the forest.</text:p>
          </table:table-cell>
          <table:table-cell table:number-columns-repeated="1020"/>
        </table:table-row>
        <table:table-row>
          <table:table-cell table:style-name="ce0" office:value-type="string">
            <text:p>ここが老人の言っていた「ジンブー村」と
見え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the "Jinbu village" that the old
man mentioned.</text:p>
          </table:table-cell>
          <table:table-cell table:number-columns-repeated="1020"/>
        </table:table-row>
        <table:table-row>
          <table:table-cell table:style-name="ce0" office:value-type="string">
            <text:p>この村に、地図をもってるおばあちゃんが
いるんだよね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s this where we can find the Grandma who has
a map?</text:p>
          </table:table-cell>
          <table:table-cell table:number-columns-repeated="1020"/>
        </table:table-row>
        <table:table-row>
          <table:table-cell table:style-name="ce0" office:value-type="string">
            <text:p>そのはずだ。　「ベスばあさん」と呼んでい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expect so. I believe she was referred to as
"Grandma Beth".</text:p>
          </table:table-cell>
          <table:table-cell table:number-columns-repeated="1020"/>
        </table:table-row>
        <table:table-row>
          <table:table-cell table:style-name="ce0" office:value-type="string">
            <text:p>んじゃ、その人の居場所を聞いてまわろうよ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Okay, let's ask around and find out where she is.</text:p>
          </table:table-cell>
          <table:table-cell table:number-columns-repeated="1020"/>
        </table:table-row>
        <table:table-row>
          <table:table-cell table:style-name="ce0" office:value-type="string">
            <text:p>ようこそジンブー村へ。</text:p>
          </table:table-cell>
          <table:table-cell table:style-name="ce0"/>
          <table:table-cell table:style-name="ce0" office:value-type="string">
            <text:p>Villager 1</text:p>
          </table:table-cell>
          <table:table-cell table:style-name="ce0" office:value-type="string">
            <text:p>Welcome to Jinbu village.</text:p>
          </table:table-cell>
          <table:table-cell table:number-columns-repeated="1020"/>
        </table:table-row>
        <table:table-row>
          <table:table-cell table:style-name="ce0" office:value-type="string">
            <text:p>旅の人かい？　何にも無い村だけど、まあ
ゆっくりしていくといい。</text:p>
          </table:table-cell>
          <table:table-cell table:style-name="ce0"/>
          <table:table-cell table:style-name="ce0" office:value-type="string">
            <text:p>Villager 2</text:p>
          </table:table-cell>
          <table:table-cell table:style-name="ce0" office:value-type="string">
            <text:p>Are you travellers? There's nothing going on in
this village, but hey, take it easy.</text:p>
          </table:table-cell>
          <table:table-cell table:number-columns-repeated="1020"/>
        </table:table-row>
        <table:table-row>
          <table:table-cell table:style-name="ce0" office:value-type="string">
            <text:p>こういうのんびりした生活も悪くないわ。
でも、最近は魔物が・・・</text:p>
          </table:table-cell>
          <table:table-cell table:style-name="ce0"/>
          <table:table-cell table:style-name="ce0" office:value-type="string">
            <text:p>Villager 3</text:p>
          </table:table-cell>
          <table:table-cell table:style-name="ce0" office:value-type="string">
            <text:p>A laid-back lifestyle like this isn't so bad.
But lately, the demons...</text:p>
          </table:table-cell>
          <table:table-cell table:number-columns-repeated="1020"/>
        </table:table-row>
        <table:table-row>
          <table:table-cell table:style-name="ce0" office:value-type="string">
            <text:p>魔物だけは、許さない！</text:p>
          </table:table-cell>
          <table:table-cell table:style-name="ce0"/>
          <table:table-cell table:style-name="ce0" office:value-type="string">
            <text:p>Villager 4</text:p>
          </table:table-cell>
          <table:table-cell table:style-name="ce0" office:value-type="string">
            <text:p>Demons are the one thing I can't overlook!</text:p>
          </table:table-cell>
          <table:table-cell table:number-columns-repeated="1020"/>
        </table:table-row>
        <table:table-row>
          <table:table-cell table:style-name="ce0" office:value-type="string">
            <text:p>森や洞窟は魔物の温床だ。　不用意に
立ち入れば、ただじゃすまないぜ。</text:p>
          </table:table-cell>
          <table:table-cell table:style-name="ce0"/>
          <table:table-cell table:style-name="ce0" office:value-type="string">
            <text:p>Villager 5</text:p>
          </table:table-cell>
          <table:table-cell table:style-name="ce0" office:value-type="string">
            <text:p>Forests and caves are demon hotbeds.
Wonder into the wrong place, 'n you'll pay for it.</text:p>
          </table:table-cell>
          <table:table-cell table:number-columns-repeated="1020"/>
        </table:table-row>
        <table:table-row>
          <table:table-cell table:style-name="ce0" office:value-type="string">
            <text:p>ときどき村に行商人が来るんだけど、あれは
ホント助かるねえ。</text:p>
          </table:table-cell>
          <table:table-cell table:style-name="ce0"/>
          <table:table-cell table:style-name="ce0" office:value-type="string">
            <text:p>Villager 6</text:p>
          </table:table-cell>
          <table:table-cell table:style-name="ce0" office:value-type="string">
            <text:p>We have the occasional merchant come to the
village. It really helps out.</text:p>
          </table:table-cell>
          <table:table-cell table:number-columns-repeated="1020"/>
        </table:table-row>
        <table:table-row>
          <table:table-cell table:style-name="ce0" office:value-type="string">
            <text:p>村長が北の道を封鎖してるんだ。
魔物のことを考えれば、まあ仕方ないよね。</text:p>
          </table:table-cell>
          <table:table-cell table:style-name="ce0"/>
          <table:table-cell table:style-name="ce0" office:value-type="string">
            <text:p>Villager 7</text:p>
          </table:table-cell>
          <table:table-cell table:style-name="ce0" office:value-type="string">
            <text:p>The village head has blockaded the road north.
I guess it makes sense, demons 'n all.</text:p>
          </table:table-cell>
          <table:table-cell table:number-columns-repeated="1020"/>
        </table:table-row>
        <table:table-row>
          <table:table-cell table:style-name="ce0" office:value-type="string">
            <text:p>村長が北の道を封鎖してたんだけど、
城の兵士の演習場として最近開放された
みたいだね。</text:p>
          </table:table-cell>
          <table:table-cell table:style-name="ce0" office:value-type="string">
            <text:p>Later</text:p>
          </table:table-cell>
          <table:table-cell table:style-name="ce0" office:value-type="string">
            <text:p>Villager 7</text:p>
          </table:table-cell>
          <table:table-cell table:style-name="ce0" office:value-type="string">
            <text:p>The village head had blockaded the road north,
but it seems the castle soldiers've recently
reopened it as a training ground.</text:p>
          </table:table-cell>
          <table:table-cell table:number-columns-repeated="1020"/>
        </table:table-row>
        <table:table-row>
          <table:table-cell table:style-name="ce0" office:value-type="string">
            <text:p>あ、バッタ！！</text:p>
          </table:table-cell>
          <table:table-cell table:style-name="ce0"/>
          <table:table-cell table:style-name="ce0" office:value-type="string">
            <text:p>Kid 1</text:p>
          </table:table-cell>
          <table:table-cell table:style-name="ce0" office:value-type="string">
            <text:p>Woah, a grasshopper!!</text:p>
          </table:table-cell>
          <table:table-cell table:number-columns-repeated="1020"/>
        </table:table-row>
        <table:table-row>
          <table:table-cell table:style-name="ce0" office:value-type="string">
            <text:p>なーなー、鬼ごっこやろうぜー！</text:p>
          </table:table-cell>
          <table:table-cell table:style-name="ce0"/>
          <table:table-cell table:style-name="ce0" office:value-type="string">
            <text:p>Kid 2</text:p>
          </table:table-cell>
          <table:table-cell table:style-name="ce0" office:value-type="string">
            <text:p>Hey, hey, let's play tag!</text:p>
          </table:table-cell>
          <table:table-cell table:number-columns-repeated="1020"/>
        </table:table-row>
        <table:table-row>
          <table:table-cell table:style-name="ce0" office:value-type="string">
            <text:p>ぐわおおおお！！！</text:p>
          </table:table-cell>
          <table:table-cell table:style-name="ce0" office:value-type="string">
            <text:p>Playing with
Beth</text:p>
          </table:table-cell>
          <table:table-cell table:style-name="ce0" office:value-type="string">
            <text:p>Kid 2</text:p>
          </table:table-cell>
          <table:table-cell table:style-name="ce0" office:value-type="string">
            <text:p>Roooaaaar!!!</text:p>
          </table:table-cell>
          <table:table-cell table:number-columns-repeated="1020"/>
        </table:table-row>
        <table:table-row>
          <table:table-cell table:style-name="ce0" office:value-type="string">
            <text:p>お花で冠をつくってるのー！</text:p>
          </table:table-cell>
          <table:table-cell table:style-name="ce0"/>
          <table:table-cell table:style-name="ce0" office:value-type="string">
            <text:p>Kid 3</text:p>
          </table:table-cell>
          <table:table-cell table:style-name="ce0" office:value-type="string">
            <text:p>I'm making a crown out of flowers!</text:p>
          </table:table-cell>
          <table:table-cell table:number-columns-repeated="1020"/>
        </table:table-row>
        <table:table-row>
          <table:table-cell table:style-name="ce0" office:value-type="string">
            <text:p>うおーー！　ぎゃおーー！！</text:p>
          </table:table-cell>
          <table:table-cell table:style-name="ce0"/>
          <table:table-cell table:style-name="ce0" office:value-type="string">
            <text:p>Kid 4</text:p>
          </table:table-cell>
          <table:table-cell table:style-name="ce0" office:value-type="string">
            <text:p>Uuoohh! Gyaooo!!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ゆくぞ！　くらえ怪物め！」</text:p>
          </table:table-cell>
          <table:table-cell table:style-name="ce0"/>
          <table:table-cell table:style-name="ce0"/>
          <table:table-cell table:style-name="ce0" office:value-type="string">
            <text:p>Grandma Beth
"Forward! Take this, foul creature!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インフィニティ・ユニオン・ブリンガー！！！」</text:p>
          </table:table-cell>
          <table:table-cell table:style-name="ce0"/>
          <table:table-cell table:style-name="ce0"/>
          <table:table-cell table:style-name="ce0" office:value-type="string">
            <text:p>Grandma Beth
"Infinity ・ Union ・ Bringer!!!"</text:p>
          </table:table-cell>
          <table:table-cell table:number-columns-repeated="1020"/>
        </table:table-row>
        <table:table-row>
          <table:table-cell table:style-name="ce0" office:value-type="string">
            <text:p>子供
「ぎゃああー！！　やられたーーーー！！」</text:p>
          </table:table-cell>
          <table:table-cell table:style-name="ce0"/>
          <table:table-cell table:style-name="ce0"/>
          <table:table-cell table:style-name="ce0" office:value-type="string">
            <text:p>Kid
"Gyaaa!! I've been haaaaaad!"</text:p>
          </table:table-cell>
          <table:table-cell table:number-columns-repeated="1020"/>
        </table:table-row>
        <table:table-row>
          <table:table-cell table:style-name="ce0" office:value-type="string">
            <text:p>遊戯の途中で失礼するが、あなたがベスと
いう名の老婆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rry to interrupt your game, but are you the
old lady known as Beth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いかにも、あたしがベスさ。」</text:p>
          </table:table-cell>
          <table:table-cell table:style-name="ce0"/>
          <table:table-cell table:style-name="ce0"/>
          <table:table-cell table:style-name="ce0" office:value-type="string">
            <text:p>Grandma Beth
"Indeed, I'm Beth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んで、そういうあんたは？」</text:p>
          </table:table-cell>
          <table:table-cell table:style-name="ce0"/>
          <table:table-cell table:style-name="ce0"/>
          <table:table-cell table:style-name="ce0" office:value-type="string">
            <text:p>Grandma Beth
"So, who would you be?"</text:p>
          </table:table-cell>
          <table:table-cell table:number-columns-repeated="1020"/>
        </table:table-row>
        <table:table-row>
          <table:table-cell table:style-name="ce0" office:value-type="string">
            <text:p>俺は早乙女。　とある高校の1年だ。</text:p>
          </table:table-cell>
          <table:table-cell table:style-name="ce0"/>
          <table:table-cell table:style-name="ce0"/>
          <table:table-cell table:style-name="ce0" office:value-type="string">
            <text:p>I'm Saotome. A first-year in a certain school.</text:p>
          </table:table-cell>
          <table:table-cell table:number-columns-repeated="1020"/>
        </table:table-row>
        <table:table-row>
          <table:table-cell table:style-name="ce0" office:value-type="string">
            <text:p>あたしは常夏っていいます。　おなじく1年です。</text:p>
          </table:table-cell>
          <table:table-cell table:style-name="ce0"/>
          <table:table-cell table:style-name="ce0"/>
          <table:table-cell table:style-name="ce0" office:value-type="string">
            <text:p>My name is Tokonatsu. A first-year, like him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トアルコーコー？　よくわからんが、まあ
　細かいことはいいわ。」</text:p>
          </table:table-cell>
          <table:table-cell table:style-name="ce0"/>
          <table:table-cell table:style-name="ce0"/>
          <table:table-cell table:style-name="ce0" office:value-type="string">
            <text:p>Grandma Beth
"...'A certain school'? That raises some
questions, but never to mind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れで、あたしに何の用かしら？」</text:p>
          </table:table-cell>
          <table:table-cell table:style-name="ce0"/>
          <table:table-cell table:style-name="ce0"/>
          <table:table-cell table:style-name="ce0" office:value-type="string">
            <text:p>Grandma Beth
"So, is there some way I can help you?"</text:p>
          </table:table-cell>
          <table:table-cell table:number-columns-repeated="1020"/>
        </table:table-row>
        <table:table-row>
          <table:table-cell table:style-name="ce0" office:value-type="string">
            <text:p>俺たちは、このあたりの地図を探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searching for a map of this area.</text:p>
          </table:table-cell>
          <table:table-cell table:number-columns-repeated="1020"/>
        </table:table-row>
        <table:table-row>
          <table:table-cell table:style-name="ce0" office:value-type="string">
            <text:p>あなたなら持っていると、ドノ村の老人が
教示してくれた。</text:p>
          </table:table-cell>
          <table:table-cell table:style-name="ce0"/>
          <table:table-cell table:style-name="ce0"/>
          <table:table-cell table:style-name="ce0" office:value-type="string">
            <text:p>An old man from Dono told us that if anyone
had a map, it would be you.</text:p>
          </table:table-cell>
          <table:table-cell table:number-columns-repeated="1020"/>
        </table:table-row>
        <table:table-row>
          <table:table-cell table:style-name="ce0" office:value-type="string">
            <text:p>あの・・・よろしければ、地図を見せてもらえ
ませんか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m... if it's okay with you, would you please
show us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なんだ、そんなことかい。　いいとも。」</text:p>
          </table:table-cell>
          <table:table-cell table:style-name="ce0"/>
          <table:table-cell table:style-name="ce0"/>
          <table:table-cell table:style-name="ce0" office:value-type="string">
            <text:p>Grandma Beth
"Ah, is that it? Very well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れじゃあたしの家までおいで。　雑貨屋が
　あたしの家だよ。」</text:p>
          </table:table-cell>
          <table:table-cell table:style-name="ce0"/>
          <table:table-cell table:style-name="ce0"/>
          <table:table-cell table:style-name="ce0" office:value-type="string">
            <text:p>Grandma Beth
"In that case, please follow me to my home.
My house is the general store."</text:p>
          </table:table-cell>
          <table:table-cell table:number-columns-repeated="1020"/>
        </table:table-row>
        <table:table-row>
          <table:table-cell table:style-name="ce0" office:value-type="string">
            <text:p>雑貨屋・・・？　どこでしたっけ・・・？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e general store...? Where was that, again...?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村の入り口にあるよ。　ドアの上に
　“ＩＴＥＭ”って看板が貼ってあるから、
　それを目印にするといい。」</text:p>
          </table:table-cell>
          <table:table-cell table:style-name="ce0"/>
          <table:table-cell table:style-name="ce0"/>
          <table:table-cell table:style-name="ce0" office:value-type="string">
            <text:p>Grandma Beth
"It's by the village entrance. It has a signboard
that says "ＩＴＥＭ" stuck to it, so use that as a
landmark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一足先に、その雑貨屋の２階で待ってるから
　ね。」</text:p>
          </table:table-cell>
          <table:table-cell table:style-name="ce0"/>
          <table:table-cell table:style-name="ce0"/>
          <table:table-cell table:style-name="ce0" office:value-type="string">
            <text:p>Grandma Beth
"I'll run along and wait for you on the second
floor of that building, alright?"</text:p>
          </table:table-cell>
          <table:table-cell table:number-columns-repeated="1020"/>
        </table:table-row>
        <table:table-row>
          <table:table-cell table:style-name="ce0" office:value-type="string">
            <text:p>雑貨屋の２階だな、分かった。
すぐに向かおう。</text:p>
          </table:table-cell>
          <table:table-cell table:style-name="ce0"/>
          <table:table-cell table:style-name="ce0"/>
          <table:table-cell table:style-name="ce0" office:value-type="string">
            <text:p>The general store's second story; understood.
Let's head there straight away.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こんちゃ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あたし今、なぜか冒険の心得を誰かに
　話したくて話したくて仕方ないの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お願い、あたしに冒険の心得を話させて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との戦闘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イテム整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飲み物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手洗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今いるフィールドから別のフィールドに移動
　するとき、青い矢印と赤い矢印がある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青い矢印は、敵が出ない安全なフィール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赤い矢印は、敵が出る危険なフィールド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敵の出るフィールドを歩いていると、敵と
　戦闘になることがあるわ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勝てば経験値とお金が手に入るけど、
　パーティ全員が気絶すると負けちゃうわ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赤い矢印のフィールドには十分気を付けて
　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冒険にアイテムは必需品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あなたの場合、そうね。　30個までアイテムを
　持ち歩けるわ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メニューからアイテム画面を開けば、今持って
　いるアイテムを確認したり、使ったりできる
　の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アイテム画面で【Ｚ】キーを押せばキレイに
　整頓できるし、【Ａ】キーを押せば不要になった
　アイテムを捨てることもできるわ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持ち物は常に整理整頓して、必要なモノを
　確認できるようにしておいて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冒険中はいっぱい運動するから、飲み物が
　ないと喉がカラカラになっちゃうわ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水分不足になると体が脱水状態になって、
　もうヘトヘト。　とっても危険な状態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パーティ人数が多いほど、飲み物はしっかり
　確保して、快適な冒険を心がけて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ただし！　いくら水分が大事でも、一気に
　ゴクゴク飲み過ぎるのもダメ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まあ・・・その、女の子は特に注意しないと
　いろいろと・・・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とにかく、水分ゲージが100％を超えないように
　気を付けるのよ。　わかっ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冒険はとってもエキサイティングで楽しいけど
　きちんと休憩を取らないとダメ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気を付けなくちゃいけないのがお手洗い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あたりまえだけど、森や洞窟にはトイレなんか
　ないわ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途中でしたくなっちゃっても、村とかに
　戻らなくちゃいけないから大変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それに、トイレに行きたいのをガマンした状態
　で無理にワザを使ったりしちゃう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え？　どうしてもガマンできない時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その時は、まあ・・・その時よ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聞きたくなったらいつでも来てね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がーんっ！　そ、そんなあ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来たか。　待っていた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状況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依然として、妹は行方不明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森の奥へ一人で入って行った、ということ
　以外に手がかりは無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急いで探しに行き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してもらえるとありがた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ただ、この“ジャクラの森”には注意すべき
　点が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注意すべき点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ジャクラ”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、そのとおり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さすが精霊王、博識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・・・たまたま知ってただけです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そのジャクラってのは何？　魔物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や、ジャクラというのは、この森に繁殖
　している植物の名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特に害があるわけではないのだが、大きな
　電灯のような実を持っているため、場合に
　よっては通路をふさいでいることも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そのジャクラを壊しながら進まないと
ならないの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なのだが、問題は破壊できるかどうか
　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頑丈な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本来はそれほど強固な植物では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だが今は、世界に充満し始めた魔力の影響で
　非常に高い耐久力を持ってしまっている
　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ことがあるん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アシスでお話しした、“瘴魔状態”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クラは魔力に敏感な性質を持っていて、
特に影響を受けやすい植物な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の干渉によって、異常なまでの耐久力と
再生能力を持ってしまってい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ーー・・・そんなのが道をふさいでたら、
絶対通れないじゃ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しかし、ひとつだけこの植物を除去する方法が
　ある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すれば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ー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の、だ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言いづらいのだが、君たち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熾天少女の・・・小水をかけるの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・・・小水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のことだ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ろおろ・・・おろおろ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、理解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に汚染された対象を無力化するには、
熾天少女が持つ熾力が必要不可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力を宿した液体をジャクラの根に浸透
させることで、瘴魔状態を打ち破ることが
できるというわけ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のとおり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、いや！　決して私が発想した案では
　ない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魔力による生物への公害に詳しい学者や
　ユーリャ教会の神官と協議した結果で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き、騎士団長さんの言うとおりで・・・
ジャクラを排除するには、それしか方法が
ないんです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かなか恥ずかしい突破口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事態は一刻を争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羞恥を理解できないでもないが、それしか
方法がないなら、取らざるを得ま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いうわけ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熾力を持たない我々からすれば、非常に
　心苦しい頼みなのだが、どうか助けて
　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ー・・・まあ、しょうが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悠長にしている時間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作戦を実行しやすいように、ある物を兵に
　持たせ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少々アレな品だが、受けとって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に話しかける前に、横に立っている
兵が何をしゃべるのか確認してお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方不明になったのは騎士団長殿の妹様
との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してでも救出していただきた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際、恥は捨てるんだ！　妹様のためだ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も大変だね・・・同情す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